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fea4" officeooo:paragraph-rsid="0009fea4"/>
    </style:style>
    <style:style style:name="P2" style:family="paragraph" style:parent-style-name="Text_20_body" style:list-style-name="L1">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9fea4"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9fea4" officeooo:paragraph-rsid="0009fea4"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officeooo:rsid="0009fea4" officeooo:paragraph-rsid="0009fea4"/>
    </style:style>
    <style:style style:name="P7" style:family="paragraph" style:parent-style-name="Text_20_body">
      <style:paragraph-properties fo:margin-top="0in" fo:margin-bottom="0in" loext:contextual-spacing="false" fo:line-height="138%" style:writing-mode="lr-tb"/>
      <style:text-properties officeooo:rsid="000bbcb9" officeooo:paragraph-rsid="000bbcb9"/>
    </style:style>
    <style:style style:name="T1" style:family="text">
      <style:text-properties officeooo:rsid="0009fea4"/>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officeooo:rsid="000d837e"/>
    </style:style>
    <style:style style:name="T4" style:family="text">
      <style:text-properties fo:font-weight="bold" officeooo:rsid="000d837e" style:font-weight-asian="bold" style:font-weight-complex="bol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08404320798806690" text:style-name="L1">
        <text:list-item>
          <text:p text:style-name="P2"><text:bookmark text:name="docs-internal-guid-0d0df827-e268-896a-f71d-dcd15e44f46c"/>Dialogic Distributed Signaling Interface</text:p>
        </text:list-item>
      </text:list>
      <text:p text:style-name="P3">Dialogic Distributed Signaling Interface là bộ SDK của Dialogic bao gồm mã nguồn driver của board, bộ thư viện phat triển (DSI/64 hoặc DSI/32), thư viện bao của JAVA (DSI/JAVA) và bộ phần mềm ứng dụng đi kèm chạy với vai trò server sử lí toàn bộ các thông điệp gửi tới từ tầng ứng dụng phía trên và sử lí giao tiếp giữa các module service DSI/gctload, DSI/ssdl, DSI/tim, DSI/tick, DSI/ss7_mgt, DSI/ss7_log ... thông qua thư viện phát triển.</text:p>
      <text:p text:style-name="Text_20_body"/>
      <text:p text:style-name="P4">Mỗi module đại diện một lớp trong protocol stack <text:span text:style-name="T1">được chạy như 1 chương trình độc lập trên linux: </text:span></text:p>
      <text:p text:style-name="P4"/>
      <text:p text:style-name="P6">-rwxrwxr-x 1 root root <text:s text:c="2"/>15132 Oct 25 15:49 DSI/ctu</text:p>
      <text:p text:style-name="P6">-rwxrwxr-x 1 root root 1073812 Oct 25 15:49 DSI/dmrapitest</text:p>
      <text:p text:style-name="P6">-rwxrwxr-x 1 root root <text:s/>628084 Oct 25 15:49 DSI/dsa</text:p>
      <text:p text:style-name="P6">-rwxrwxr-x 1 root root <text:s text:c="2"/>20080 Oct 25 15:49 DSI/dsictrl</text:p>
      <text:p text:style-name="P6">-rwxrwxr-x 1 root root <text:s text:c="2"/>65060 Oct 25 15:49 DSI/dsistat</text:p>
      <text:p text:style-name="P6">-rwxrwxr-x 1 root root <text:s text:c="2"/>13596 Oct 25 15:49 DSI/dsitrace</text:p>
      <text:p text:style-name="P6">-rwxrwxr-x 1 root root <text:s text:c="2"/>10536 Oct 25 15:49 DSI/dtc</text:p>
      <text:p text:style-name="P6">-rwxrwxr-x 1 root root <text:s text:c="2"/>23832 Oct 25 15:49 DSI/gctload</text:p>
      <text:p text:style-name="P6">-rwxrwxr-x 1 root root <text:s text:c="3"/>6540 Oct 25 15:49 DSI/hstmgr</text:p>
      <text:p text:style-name="P6">-rwxrwxr-x 1 root root <text:s text:c="2"/>21988 Oct 25 15:49 DSI/intu</text:p>
      <text:p text:style-name="P6">-rwxrwxr-x 1 root root <text:s text:c="3"/>7448 Oct 25 15:49 DSI/istr</text:p>
      <text:p text:style-name="P6">-rwxrwxr-x 1 root root <text:s text:c="2"/>59196 Oct 25 15:49 DSI/sctp</text:p>
      <text:p text:style-name="P6">-rwxrwxr-x 1 root root <text:s text:c="3"/>9324 Oct 25 15:49 DSI/sctpd</text:p>
      <text:p text:style-name="P6">-rwxrwxr-x 1 root root <text:s text:c="2"/>51912 Oct 25 15:49 DSI/sctpn</text:p>
      <text:p text:style-name="P6">-rwxrwxr-x 1 root root <text:s text:c="2"/>52796 Oct 25 15:49 DSI/ssdh</text:p>
      <text:p text:style-name="P6">-rwxrwxr-x 1 root root 1261424 Oct 25 15:49 DSI/ssdl</text:p>
      <text:p text:style-name="P6">…....</text:p>
      <text:p text:style-name="P6"/>
      <text:p text:style-name="P7">mỗi module được định danh bởi Module Identifier<text:span text:style-name="T3">(</text:span><text:span text:style-name="T4">module_ID</text:span><text:span text:style-name="T3">)</text:span> va giao tiếp với các module khác bằng cách gửi message vào hàng đợi message queue của module muốn giao tiếp thông qua thư viện runtime đi kèm với DSI</text:p>
      <text:p text:style-name="P7"/>
      <text:p text:style-name="P7">JSS7 cũng sử dụng bộ thư viện runtime để giao tiếp với các module service thông qua 1 lớp thư viện bao JAV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16:35:01.094141863</meta:creation-date>
    <dc:date>2018-04-20T17:47:27.747693219</dc:date>
    <meta:editing-duration>PT26M16S</meta:editing-duration>
    <meta:editing-cycles>1</meta:editing-cycles>
    <meta:document-statistic meta:table-count="0" meta:image-count="0" meta:object-count="0" meta:page-count="1" meta:paragraph-count="22" meta:word-count="310" meta:character-count="1752" meta:non-whitespace-character-count="1434"/>
    <meta:generator>LibreOffice/4.3.3.2$Linux_X86_64 LibreOffice_project/430m0$Build-2</meta:generator>
  </office:meta>
</office:document-meta>
</file>